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83ac"/>
    </style:style>
    <style:style style:name="P2" style:family="paragraph" style:parent-style-name="Standard">
      <style:text-properties officeooo:rsid="001b83ac" officeooo:paragraph-rsid="001b83ac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1b83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ain.java</text:span></text:p>
      <text:p text:style-name="P1"><text:span text:style-name="T1"/></text:p>
      <text:p text:style-name="P1"><text:span text:style-name="T1">import </text:span><text:span text:style-name="T2">java.util.ArrayList</text:span><text:span text:style-name="T1">;</text:span><text:line-break/><text:span text:style-name="T1">import </text:span><text:span text:style-name="T2">java.util.List</text:span><text:span text:style-name="T1">;</text:span><text:line-break/><text:span text:style-name="T1">import </text:span><text:span text:style-name="T2">java.util.Scanner</text:span><text:span text:style-name="T1">;</text:span><text:line-break/><text:span text:style-name="T1">public class </text:span><text:span text:style-name="T2">Main {</text:span><text:line-break/><text:span text:style-name="T2"> <text:s text:c="3"/></text:span><text:span text:style-name="T1">static </text:span><text:span text:style-name="T2">Scanner </text:span><text:span text:style-name="T4">sc </text:span><text:span text:style-name="T2">= </text:span><text:span text:style-name="T1">new </text:span><text:span text:style-name="T2">Scanner(System.</text:span><text:span text:style-name="T4">in</text:span><text:span text:style-name="T2">)</text:span><text:span text:style-name="T1">;</text:span><text:line-break/><text:span text:style-name="T1"> <text:s text:c="3"/>static </text:span><text:span text:style-name="T2">List&lt;product&gt; </text:span><text:span text:style-name="T4">plist </text:span><text:span text:style-name="T2">= </text:span><text:span text:style-name="T1">new </text:span><text:span text:style-name="T2">ArrayList&lt;&gt;()</text:span><text:span text:style-name="T1">;</text:span><text:line-break/><text:span text:style-name="T1"> <text:s text:c="3"/>public static void </text:span><text:span text:style-name="T6">main</text:span><text:span text:style-name="T2">(String[] args) {</text:span><text:line-break/><text:span text:style-name="T2"> <text:s text:c="7"/>product p1 = </text:span><text:span text:style-name="T1">new </text:span><text:span text:style-name="T2">product(</text:span><text:span text:style-name="T7">1</text:span><text:span text:style-name="T1">, </text:span><text:span text:style-name="T8">"soap"</text:span><text:span text:style-name="T1">, </text:span><text:span text:style-name="T7">1</text:span><text:span text:style-name="T1">, </text:span><text:span text:style-name="T7">50</text:span><text:span text:style-name="T2">)</text:span><text:span text:style-name="T1">;</text:span><text:line-break/><text:span text:style-name="T1"> <text:s text:c="7"/></text:span><text:span text:style-name="T2">product p2 = </text:span><text:span text:style-name="T1">new </text:span><text:span text:style-name="T2">product(</text:span><text:span text:style-name="T7">2</text:span><text:span text:style-name="T1">, </text:span><text:span text:style-name="T8">"Shampoo"</text:span><text:span text:style-name="T1">, </text:span><text:span text:style-name="T7">1</text:span><text:span text:style-name="T1">, </text:span><text:span text:style-name="T7">80</text:span><text:span text:style-name="T2">)</text:span><text:span text:style-name="T1">;</text:span><text:line-break/><text:span text:style-name="T1"> <text:s text:c="7"/></text:span><text:span text:style-name="T2">product p3 = </text:span><text:span text:style-name="T1">new </text:span><text:span text:style-name="T2">product(</text:span><text:span text:style-name="T7">3</text:span><text:span text:style-name="T1">, </text:span><text:span text:style-name="T8">"pencil"</text:span><text:span text:style-name="T1">, </text:span><text:span text:style-name="T7">1</text:span><text:span text:style-name="T1">, </text:span><text:span text:style-name="T7">30</text:span><text:span text:style-name="T2">)</text:span><text:span text:style-name="T1">;</text:span><text:line-break/><text:span text:style-name="T1"> <text:s text:c="7"/></text:span><text:span text:style-name="T4">plist</text:span><text:span text:style-name="T2">.add(p1)</text:span><text:span text:style-name="T1">;</text:span><text:line-break/><text:span text:style-name="T1"> <text:s text:c="7"/></text:span><text:span text:style-name="T4">plist</text:span><text:span text:style-name="T2">.add(p2)</text:span><text:span text:style-name="T1">;</text:span><text:line-break/><text:span text:style-name="T1"> <text:s text:c="7"/></text:span><text:span text:style-name="T4">plist</text:span><text:span text:style-name="T2">.add(p3)</text:span><text:span text:style-name="T1">;</text:span><text:line-break/><text:span text:style-name="T1"> <text:s text:c="7"/>while </text:span><text:span text:style-name="T2">(</text:span><text:span text:style-name="T1">true</text:span><text:span text:style-name="T2">) {</text:span><text:line-break/><text:span text:style-name="T2"> <text:s text:c="11"/>System.</text:span><text:span text:style-name="T4">out</text:span><text:span text:style-name="T2">.println(</text:span><text:span text:style-name="T8">"1.search 2.display 3.edit 4.remove 5.exit"</text:span><text:span text:style-name="T2">)</text:span><text:span text:style-name="T1">;</text:span><text:line-break/><text:span text:style-name="T1"> <text:s text:c="11"/></text:span><text:span text:style-name="T2">System.</text:span><text:span text:style-name="T4">out</text:span><text:span text:style-name="T2">.println(</text:span><text:span text:style-name="T8">"enter the choice"</text:span><text:span text:style-name="T2">)</text:span><text:span text:style-name="T1">;</text:span><text:line-break/><text:span text:style-name="T1"> <text:s text:c="11"/>int </text:span><text:span text:style-name="T2">ch = </text:span><text:span text:style-name="T4">sc</text:span><text:span text:style-name="T2">.nextInt()</text:span><text:span text:style-name="T1">;</text:span><text:line-break/><text:line-break/><text:line-break/><text:line-break/><text:span text:style-name="T1"> <text:s text:c="11"/>switch </text:span><text:span text:style-name="T2">(ch) {</text:span><text:line-break/><text:span text:style-name="T2"> <text:s text:c="15"/></text:span><text:span text:style-name="T1">case </text:span><text:span text:style-name="T7">1</text:span><text:span text:style-name="T2">:</text:span><text:line-break/><text:span text:style-name="T2"> <text:s text:c="19"/></text:span><text:span text:style-name="T3">search</text:span><text:span text:style-name="T2">()</text:span><text:span text:style-name="T1">;</text:span><text:line-break/><text:span text:style-name="T1"> <text:s text:c="19"/>break;</text:span><text:line-break/><text:span text:style-name="T1"> <text:s text:c="15"/>case </text:span><text:span text:style-name="T7">2</text:span><text:span text:style-name="T2">:</text:span><text:line-break/><text:span text:style-name="T2"> <text:s text:c="19"/>System.</text:span><text:span text:style-name="T4">out</text:span><text:span text:style-name="T2">.println(</text:span><text:span text:style-name="T4">plist</text:span><text:span text:style-name="T2">)</text:span><text:span text:style-name="T1">;</text:span><text:line-break/><text:span text:style-name="T1"> <text:s text:c="19"/>break;</text:span><text:line-break/><text:span text:style-name="T1"> <text:s text:c="15"/>case </text:span><text:span text:style-name="T7">3</text:span><text:span text:style-name="T2">:</text:span><text:span text:style-name="T3">edit</text:span><text:span text:style-name="T2">()</text:span><text:span text:style-name="T1">;</text:span><text:line-break/><text:span text:style-name="T1"> <text:s text:c="19"/>break;</text:span><text:line-break/><text:span text:style-name="T1"> <text:s text:c="15"/>case </text:span><text:span text:style-name="T7">4</text:span><text:span text:style-name="T2">:</text:span><text:line-break/><text:span text:style-name="T2"> <text:s text:c="19"/></text:span><text:span text:style-name="T3">remove</text:span><text:span text:style-name="T2">()</text:span><text:span text:style-name="T1">;</text:span><text:line-break/><text:span text:style-name="T1"> <text:s text:c="19"/>break;</text:span><text:line-break/><text:span text:style-name="T1"> <text:s text:c="15"/>case </text:span><text:span text:style-name="T7">5</text:span><text:span text:style-name="T2">:</text:span><text:line-break/><text:span text:style-name="T2"> <text:s text:c="19"/>System.</text:span><text:span text:style-name="T3">exit</text:span><text:span text:style-name="T2">(</text:span><text:span text:style-name="T7">0</text:span><text:span text:style-name="T2">)</text:span><text:span text:style-name="T1">;</text:span><text:line-break/><text:span text:style-name="T1"> <text:s text:c="11"/></text:span><text:span text:style-name="T2">}</text:span><text:line-break/><text:line-break/><text:line-break/><text:line-break/><text:span text:style-name="T2"> <text:s text:c="7"/>}</text:span><text:line-break/><text:line-break/><text:line-break/><text:line-break/><text:span text:style-name="T2"> <text:s text:c="3"/>}</text:span><text:line-break/><text:line-break/><text:line-break/><text:line-break/><text:span text:style-name="T2"> <text:s text:c="3"/></text:span><text:span text:style-name="T1">public static void </text:span><text:span text:style-name="T6">search</text:span><text:span text:style-name="T2">() {</text:span><text:line-break/><text:span text:style-name="T2"> <text:s text:c="7"/>product p</text:span><text:span text:style-name="T1">;</text:span><text:line-break/><text:span text:style-name="T1"> <text:s text:c="7"/></text:span><text:span text:style-name="T2">System.</text:span><text:span text:style-name="T4">out</text:span><text:span text:style-name="T2">.println(</text:span><text:span text:style-name="T8">"enter the item to be searched"</text:span><text:span text:style-name="T2">)</text:span><text:span text:style-name="T1">;</text:span><text:line-break/><text:span text:style-name="T1"> <text:s text:c="7"/></text:span><text:span text:style-name="T2">String pro = </text:span><text:span text:style-name="T4">sc</text:span><text:span text:style-name="T2">.next()</text:span><text:span text:style-name="T1">;</text:span><text:line-break/><text:span text:style-name="T1"> <text:s text:c="7"/>for</text:span><text:span text:style-name="T2">(</text:span><text:span text:style-name="T1">int </text:span><text:span text:style-name="T2">i=</text:span><text:span text:style-name="T7">0</text:span><text:span text:style-name="T1">;</text:span><text:span text:style-name="T2">i&lt;</text:span><text:span text:style-name="T4">plist</text:span><text:span text:style-name="T2">.size()</text:span><text:span text:style-name="T1">;</text:span><text:span text:style-name="T2">i++){</text:span><text:line-break/><text:span text:style-name="T2"> <text:s text:c="11"/>p=</text:span><text:span text:style-name="T4">plist</text:span><text:span text:style-name="T2">.get(i)</text:span><text:span text:style-name="T1">;</text:span><text:line-break/><text:span text:style-name="T1"> <text:s text:c="11"/>if</text:span><text:span text:style-name="T2">(pro.equals(p.</text:span><text:span text:style-name="T5">name</text:span><text:span text:style-name="T2">)){</text:span><text:line-break/><text:span text:style-name="T2"> <text:s text:c="15"/>System.</text:span><text:span text:style-name="T4">out</text:span><text:span text:style-name="T2">.println(</text:span><text:span text:style-name="T8">"item exists"</text:span><text:span text:style-name="T2">)</text:span><text:span text:style-name="T1">;</text:span><text:line-break/><text:span text:style-name="T1"> <text:s text:c="11"/></text:span><text:span text:style-name="T2">}</text:span><text:line-break/><text:span text:style-name="T2"> <text:s text:c="11"/></text:span><text:span text:style-name="T1">else </text:span><text:span text:style-name="T2">System.</text:span><text:span text:style-name="T4">out</text:span><text:span text:style-name="T2">.printf(</text:span><text:span text:style-name="T8">"Item does not exist"</text:span><text:span text:style-name="T2">)</text:span><text:span text:style-name="T1">;</text:span><text:line-break/><text:span text:style-name="T1"> <text:s text:c="7"/></text:span><text:span text:style-name="T2">}</text:span><text:line-break/><text:line-break/><text:soft-page-break/><text:line-break/><text:line-break/><text:span text:style-name="T2"> <text:s text:c="3"/>}</text:span><text:line-break/><text:span text:style-name="T2"> <text:s text:c="3"/></text:span><text:span text:style-name="T1">public static void </text:span><text:span text:style-name="T6">edit</text:span><text:span text:style-name="T2">(){</text:span><text:line-break/><text:span text:style-name="T2"> <text:s text:c="7"/>product p</text:span><text:span text:style-name="T1">;</text:span><text:line-break/><text:span text:style-name="T1"> <text:s text:c="7"/></text:span><text:span text:style-name="T2">System.</text:span><text:span text:style-name="T4">out</text:span><text:span text:style-name="T2">.println(</text:span><text:span text:style-name="T8">"enter the serial no to edit"</text:span><text:span text:style-name="T2">)</text:span><text:span text:style-name="T1">;</text:span><text:line-break/><text:span text:style-name="T1"> <text:s text:c="7"/>int </text:span><text:span text:style-name="T2">s_no=</text:span><text:span text:style-name="T4">sc</text:span><text:span text:style-name="T2">.nextInt()</text:span><text:span text:style-name="T1">;</text:span><text:line-break/><text:span text:style-name="T1"> <text:s text:c="7"/></text:span><text:span text:style-name="T2">System.</text:span><text:span text:style-name="T4">out</text:span><text:span text:style-name="T2">.println(</text:span><text:span text:style-name="T8">"enter the price"</text:span><text:span text:style-name="T2">)</text:span><text:span text:style-name="T1">;</text:span><text:line-break/><text:span text:style-name="T1"> <text:s text:c="7"/>int </text:span><text:span text:style-name="T2">price=</text:span><text:span text:style-name="T4">sc</text:span><text:span text:style-name="T2">.nextInt()</text:span><text:span text:style-name="T1">;</text:span><text:line-break/><text:span text:style-name="T1"> <text:s text:c="7"/>for</text:span><text:span text:style-name="T2">(</text:span><text:span text:style-name="T1">int </text:span><text:span text:style-name="T2">i=</text:span><text:span text:style-name="T7">0</text:span><text:span text:style-name="T1">;</text:span><text:span text:style-name="T2">i&lt;</text:span><text:span text:style-name="T4">plist</text:span><text:span text:style-name="T2">.size()</text:span><text:span text:style-name="T1">;</text:span><text:span text:style-name="T2">i++){</text:span><text:line-break/><text:span text:style-name="T2"> <text:s text:c="11"/>p=</text:span><text:span text:style-name="T4">plist</text:span><text:span text:style-name="T2">.get(i)</text:span><text:span text:style-name="T1">;</text:span><text:line-break/><text:span text:style-name="T1"> <text:s text:c="11"/>if</text:span><text:span text:style-name="T2">(s_no==p.</text:span><text:span text:style-name="T5">sr_no</text:span><text:span text:style-name="T2">){</text:span><text:line-break/><text:span text:style-name="T2"> <text:s text:c="15"/>p.setPrice(price)</text:span><text:span text:style-name="T1">;</text:span><text:line-break/><text:span text:style-name="T1"> <text:s text:c="11"/></text:span><text:span text:style-name="T2">}</text:span><text:line-break/><text:span text:style-name="T2"> <text:s text:c="7"/>}</text:span><text:line-break/><text:span text:style-name="T2"> <text:s text:c="3"/>}</text:span><text:line-break/><text:span text:style-name="T2"> <text:s text:c="3"/></text:span><text:span text:style-name="T1">public static void </text:span><text:span text:style-name="T6">remove</text:span><text:span text:style-name="T2">(){</text:span><text:line-break/><text:span text:style-name="T2"> <text:s text:c="7"/>product p</text:span><text:span text:style-name="T1">;</text:span><text:line-break/><text:span text:style-name="T1"> <text:s text:c="7"/></text:span><text:span text:style-name="T2">System.</text:span><text:span text:style-name="T4">out</text:span><text:span text:style-name="T2">.println(</text:span><text:span text:style-name="T8">"enter the serial no to remove"</text:span><text:span text:style-name="T2">)</text:span><text:span text:style-name="T1">;</text:span><text:line-break/><text:span text:style-name="T1"> <text:s text:c="7"/>int </text:span><text:span text:style-name="T2">s_no=</text:span><text:span text:style-name="T4">sc</text:span><text:span text:style-name="T2">.nextInt()</text:span><text:span text:style-name="T1">;</text:span><text:line-break/><text:span text:style-name="T1"> <text:s text:c="7"/>for</text:span><text:span text:style-name="T2">(</text:span><text:span text:style-name="T1">int </text:span><text:span text:style-name="T2">i=</text:span><text:span text:style-name="T7">0</text:span><text:span text:style-name="T1">;</text:span><text:span text:style-name="T2">i&lt;</text:span><text:span text:style-name="T4">plist</text:span><text:span text:style-name="T2">.size()</text:span><text:span text:style-name="T1">;</text:span><text:span text:style-name="T2">i++){</text:span><text:line-break/><text:span text:style-name="T2"> <text:s text:c="11"/>p=</text:span><text:span text:style-name="T4">plist</text:span><text:span text:style-name="T2">.get(i)</text:span><text:span text:style-name="T1">;</text:span><text:line-break/><text:span text:style-name="T1"> <text:s text:c="11"/>if</text:span><text:span text:style-name="T2">(s_no==p.</text:span><text:span text:style-name="T5">sr_no</text:span><text:span text:style-name="T2">){</text:span><text:line-break/><text:span text:style-name="T2"> <text:s text:c="15"/></text:span><text:span text:style-name="T4">plist</text:span><text:span text:style-name="T2">.remove(p)</text:span><text:span text:style-name="T1">;</text:span><text:line-break/><text:span text:style-name="T1"> <text:s text:c="11"/></text:span><text:span text:style-name="T2">}</text:span><text:line-break/><text:span text:style-name="T2"> <text:s text:c="7"/>}</text:span><text:line-break/><text:span text:style-name="T2"> <text:s text:c="3"/>}</text:span><text:line-break/><text:line-break/><text:span text:style-name="T2"> <text:s text:c="3"/></text:span><text:span text:style-name="T1">private static class </text:span><text:span text:style-name="T2">product {</text:span><text:line-break/><text:span text:style-name="T2"> <text:s text:c="7"/></text:span><text:span text:style-name="T1">public </text:span><text:span text:style-name="T2">String </text:span><text:span text:style-name="T5">name</text:span><text:span text:style-name="T1">;</text:span><text:line-break/><text:span text:style-name="T1"> <text:s text:c="7"/>public int </text:span><text:span text:style-name="T5">sr_no</text:span><text:span text:style-name="T1">;</text:span><text:line-break/><text:line-break/><text:span text:style-name="T1"> <text:s text:c="7"/>public </text:span><text:span text:style-name="T6">product</text:span><text:span text:style-name="T2">(</text:span><text:span text:style-name="T1">int </text:span><text:span text:style-name="T2">i</text:span><text:span text:style-name="T1">, </text:span><text:span text:style-name="T2">String soap</text:span><text:span text:style-name="T1">, int </text:span><text:span text:style-name="T2">i1</text:span><text:span text:style-name="T1">, int </text:span><text:span text:style-name="T2">i2) {</text:span><text:line-break/><text:span text:style-name="T2"> <text:s text:c="11"/></text:span><text:line-break/><text:span text:style-name="T2"> <text:s text:c="7"/>}</text:span><text:line-break/><text:line-break/><text:span text:style-name="T2"> <text:s text:c="7"/></text:span><text:span text:style-name="T1">public void </text:span><text:span text:style-name="T6">setPrice</text:span><text:span text:style-name="T2">(</text:span><text:span text:style-name="T1">int </text:span><text:span text:style-name="T2">price) {</text:span><text:line-break/><text:span text:style-name="T2"> <text:s text:c="7"/>}</text:span><text:line-break/><text:span text:style-name="T2"> <text:s text:c="3"/>}</text:span><text:line-break/><text:span text:style-name="T2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1:17:10.340841812</meta:creation-date>
    <dc:date>2021-12-02T11:19:00.514994434</dc:date>
    <meta:editing-duration>PT1M50S</meta:editing-duration>
    <meta:editing-cycles>1</meta:editing-cycles>
    <meta:document-statistic meta:table-count="0" meta:image-count="0" meta:object-count="0" meta:page-count="2" meta:paragraph-count="2" meta:word-count="205" meta:character-count="2434" meta:non-whitespace-character-count="1436"/>
    <meta:generator>LibreOffice/6.4.7.2$Linux_X86_64 LibreOffice_project/40$Build-2</meta:generator>
  </office:meta>
</office:document-meta>
</file>